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2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onstruction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Floors</text:p>
          </table:table-cell>
          <table:table-cell table:style-name="ce1" office:value-type="string" calcext:value-type="string">
            <text:p>Checklist</text:p>
          </table:table-cell>
          <table:table-cell table:style-name="ce1" office:value-type="string" calcext:value-type="string">
            <text:p>Date of Comple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Foundation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✓</text:p>
          </table:table-cell>
          <table:table-cell office:value-type="date" office:date-value="2020-01-26" calcext:value-type="date">
            <text:p>26/01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dential Parking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✓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g-A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✓</text:p>
          </table:table-cell>
          <table:table-cell office:value-type="date" office:date-value="2020-07-11" calcext:value-type="date">
            <text:p>11/07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g-B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✓</text:p>
          </table:table-cell>
          <table:table-cell office:value-type="date" office:date-value="2020-12-23" calcext:value-type="date">
            <text:p>23/12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SEZ Parking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✓</text:p>
          </table:table-cell>
          <table:table-cell office:value-type="date" office:date-value="2021-04-02" calcext:value-type="date">
            <text:p>02/04/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SEZ Block A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☐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IT SEZ Block B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☐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all Parking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☐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all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☐</text:p>
          </table:table-cell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22:26:26.726287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21:05:39.966281779</meta:creation-date>
    <dc:date>2021-07-31T22:29:13.632918189</dc:date>
    <meta:editing-duration>PT48M12S</meta:editing-duration>
    <meta:editing-cycles>4</meta:editing-cycles>
    <meta:generator>LibreOffice/7.1.4.2$Linux_X86_64 LibreOffice_project/10$Build-2</meta:generator>
    <meta:document-statistic meta:table-count="1" meta:cell-count="46" meta:object-count="0"/>
  </office:meta>
</office:document-meta>
</file>